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217in"/>
    </style:style>
    <style:style style:name="co5" style:family="table-column">
      <style:table-column-properties fo:break-before="auto" style:column-width="2.1161in"/>
    </style:style>
    <style:style style:name="co6" style:family="table-column">
      <style:table-column-properties fo:break-before="auto" style:column-width="4.4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office:value-type="date" office:date-value="2025-01-28" calcext:value-type="date">
            <text:p>2025-01-2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Overview &amp; Introduction to ML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office:value-type="date" office:date-value="2025-02-04" calcext:value-type="date">
            <text:p>2025-02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date" office:date-value="2025-02-11" calcext:value-type="date">
            <text:p>2025-02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ructor</text:p>
          </table:table-cell>
          <table:table-cell office:value-type="date" office:date-value="2025-02-25" calcext:value-type="date">
            <text:p>2025-02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Regression I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ructor</text:p>
          </table:table-cell>
          <table:table-cell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Classification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tructor</text:p>
          </table:table-cell>
          <table:table-cell office:value-type="date" office:date-value="2025-03-11" calcext:value-type="date">
            <text:p>2025-03-1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ructor</text:p>
          </table:table-cell>
          <table:table-cell office:value-type="date" office:date-value="2025-03-18" calcext:value-type="date">
            <text:p>2025-03-1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ructor</text:p>
          </table:table-cell>
          <table:table-cell office:value-type="date" office:date-value="2025-03-25" calcext:value-type="date">
            <text:p>2025-03-2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Ensemble Learning &amp; Resampling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tructor</text:p>
          </table:table-cell>
          <table:table-cell office:value-type="date" office:date-value="2025-04-01" calcext:value-type="date">
            <text:p>2025-04-01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ree-Based Method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tructor</text:p>
          </table:table-cell>
          <table:table-cell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Unsupervised Learning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tructor</text:p>
          </table:table-cell>
          <table:table-cell office:value-type="date" office:date-value="2025-04-22" calcext:value-type="date">
            <text:p>2025-04-22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ructor</text:p>
          </table:table-cell>
          <table:table-cell office:value-type="date" office:date-value="2025-04-29" calcext:value-type="date">
            <text:p>2025-04-29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 II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tructor</text:p>
          </table:table-cell>
          <table:table-cell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troduction to Generative Mode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tructor</text:p>
          </table:table-cell>
          <table:table-cell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ourse Wrap-Up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25-02-18" calcext:value-type="date">
            <text:p>2025-02-18</text:p>
          </table:table-cell>
          <table:table-cell/>
          <table:table-cell office:value-type="string" calcext:value-type="string">
            <text:p>No class: Baruch on Mon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25-04-15" calcext:value-type="date">
            <text:p>2025-04-15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s</text:p>
          </table:table-cell>
          <table:table-cell table:formula="of:=[.D6]" office:value-type="date" office:date-value="2025-03-04" calcext:value-type="date">
            <text:p>2025-03-04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Theory of Supervised Learning; Regression 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s</text:p>
          </table:table-cell>
          <table:table-cell table:formula="of:=[.D11]" office:value-type="date" office:date-value="2025-04-08" calcext:value-type="date">
            <text:p>2025-04-08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Classification; Ensemble Learning; Tree-Based Method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s</text:p>
          </table:table-cell>
          <table:table-cell table:formula="of:=[.D14]" office:value-type="date" office:date-value="2025-05-06" calcext:value-type="date">
            <text:p>2025-05-06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Unsupervised Learning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</text:p>
          </table:table-cell>
          <table:table-cell table:formula="of:=[.D3]" office:value-type="date" office:date-value="2025-02-04" calcext:value-type="date">
            <text:p>2025-02-04</text:p>
          </table:table-cell>
          <table:table-cell/>
          <table:table-cell office:value-type="string" calcext:value-type="string">
            <text:p>Research Report 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ents</text:p>
          </table:table-cell>
          <table:table-cell table:formula="of:=[.D7]-4" office:value-type="date" office:date-value="2025-03-07" calcext:value-type="date">
            <text:p>2025-03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ructor</text:p>
          </table:table-cell>
          <table:table-cell table:formula="of:=[.D7]" office:value-type="date" office:date-value="2025-03-11" calcext:value-type="date">
            <text:p>2025-03-11</text:p>
          </table:table-cell>
          <table:table-cell/>
          <table:table-cell office:value-type="string" calcext:value-type="string">
            <text:p>Research Report 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dents</text:p>
          </table:table-cell>
          <table:table-cell table:formula="of:=[.D12]-4" office:value-type="date" office:date-value="2025-04-18" calcext:value-type="date">
            <text:p>2025-04-18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 Due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table:formula="of:=[.D12]" office:value-type="date" office:date-value="2025-04-22" calcext:value-type="date">
            <text:p>2025-04-22</text:p>
          </table:table-cell>
          <table:table-cell/>
          <table:table-cell office:value-type="string" calcext:value-type="string">
            <text:p>Research Report III Released</text:p>
          </table:table-cell>
        </table:table-row>
        <table:table-row table:style-name="ro1">
          <table:table-cell office:value-type="string" calcext:value-type="string">
            <text:p>Research R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s</text:p>
          </table:table-cell>
          <table:table-cell table:formula="of:=[.D15]-4" office:value-type="date" office:date-value="2025-05-09" calcext:value-type="date">
            <text:p>2025-05-0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Research Report III Due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Instructor</text:p>
          </table:table-cell>
          <table:table-cell table:style-name="Default" office:value-type="string" calcext:value-type="string">
            <text:p>TBD</text:p>
          </table:table-cell>
          <table:table-cell/>
          <table:table-cell office:value-type="string" calcext:value-type="string">
            <text:p>Prediction Competition Opened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Students</text:p>
          </table:table-cell>
          <table:table-cell table:formula="of:=[.D15]" office:value-type="date" office:date-value="2025-05-13" calcext:value-type="date">
            <text:p>2025-05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In-Class Presentations</text:p>
          </table:table-cell>
        </table:table-row>
        <table:table-row table:style-name="ro1">
          <table:table-cell office:value-type="string" calcext:value-type="string">
            <text:p>Prediction Competition</text:p>
          </table:table-cell>
          <table:table-cell/>
          <table:table-cell office:value-type="string" calcext:value-type="string">
            <text:p>Students</text:p>
          </table:table-cell>
          <table:table-cell table:formula="of:=[.D28]+7" office:value-type="date" office:date-value="2025-05-20" calcext:value-type="date">
            <text:p>2025-05-2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Report</text:p>
          </table:table-cell>
        </table:table-row>
        <table:table-row table:style-name="ro1">
          <table:table-cell office:value-type="string" calcext:value-type="string">
            <text:p>Syllabus Quiz</text:p>
          </table:table-cell>
          <table:table-cell/>
          <table:table-cell office:value-type="string" calcext:value-type="string">
            <text:p>Students</text:p>
          </table:table-cell>
          <table:table-cell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Syllabus Quiz on Brightspace for Verification of Enrollment</text:p>
          </table:table-cell>
        </table:table-row>
      </table:table>
      <table:named-expressions/>
      <table:database-ranges>
        <table:database-range table:name="__Anonymous_Sheet_DB__0" table:target-range-address="key_dates.A1:key_dates.F1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0:03:35.820780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3T10:04:38.211548177</dc:date>
    <meta:editing-duration>PT3H27M53S</meta:editing-duration>
    <meta:editing-cycles>10</meta:editing-cycles>
    <meta:generator>LibreOffice/24.8.4.2$MacOSX_AARCH64 LibreOffice_project/bb3cfa12c7b1bf994ecc5649a80400d06cd71002</meta:generator>
    <meta:document-statistic meta:table-count="1" meta:cell-count="168" meta:object-count="0"/>
  </office:meta>
</office:document-meta>
</file>